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580000008D34B2448A.png" manifest:media-type="image/png"/>
  <manifest:file-entry manifest:full-path="Pictures/1000020100000520000001AD60F8FE54.png" manifest:media-type="image/png"/>
  <manifest:file-entry manifest:full-path="Pictures/100002010000045E000001C37419D24C.png" manifest:media-type="image/png"/>
  <manifest:file-entry manifest:full-path="Pictures/1000020100000479000001E0FCAD2A12.png" manifest:media-type="image/png"/>
  <manifest:file-entry manifest:full-path="Pictures/1000020100000536000001B871ED7122.png" manifest:media-type="image/png"/>
  <manifest:file-entry manifest:full-path="Pictures/100002010000050F00000235F76104FB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m1" text:anchor-type="paragraph" svg:width="17cm" svg:height="7.415cm" draw:z-index="0"><draw:image xlink:href="Pictures/100002010000050F00000235F76104FB.png" xlink:type="simple" xlink:show="embed" xlink:actuate="onLoad"/></draw:frame></text:p>
      <text:p text:style-name="Standard"><draw:frame draw:style-name="fr1" draw:name="Imagem2" text:anchor-type="paragraph" svg:width="17cm" svg:height="5.606cm" draw:z-index="1"><draw:image xlink:href="Pictures/1000020100000536000001B871ED7122.png" xlink:type="simple" xlink:show="embed" xlink:actuate="onLoad"/></draw:frame></text:p>
      <text:p text:style-name="Standard"><draw:frame draw:style-name="fr1" draw:name="Imagem3" text:anchor-type="paragraph" svg:width="17cm" svg:height="7.126cm" draw:z-index="2"><draw:image xlink:href="Pictures/1000020100000479000001E0FCAD2A1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m4" text:anchor-type="paragraph" svg:width="17cm" svg:height="5.558cm" draw:z-index="3"><draw:image xlink:href="Pictures/1000020100000520000001AD60F8FE54.png" xlink:type="simple" xlink:show="embed" xlink:actuate="onLoad"/></draw:frame><text:soft-page-break/></text:p>
      <text:p text:style-name="Standard"><draw:frame draw:style-name="fr1" draw:name="Imagem5" text:anchor-type="paragraph" svg:width="17cm" svg:height="2.154cm" draw:z-index="4"><draw:image xlink:href="Pictures/10000201000004580000008D34B2448A.png" xlink:type="simple" xlink:show="embed" xlink:actuate="onLoad"/></draw:frame></text:p>
      <text:p text:style-name="Standard"><draw:frame draw:style-name="fr1" draw:name="Imagem6" text:anchor-type="paragraph" svg:width="17cm" svg:height="6.858cm" draw:z-index="5"><draw:image xlink:href="Pictures/100002010000045E000001C37419D24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9T13:46:58.821000000</meta:creation-date>
    <dc:date>2018-03-29T13:47:49.517000000</dc:date>
    <meta:editing-duration>P0D</meta:editing-duration>
    <meta:editing-cycles>1</meta:editing-cycles>
    <meta:document-statistic meta:table-count="0" meta:image-count="6" meta:object-count="0" meta:page-count="2" meta:paragraph-count="0" meta:word-count="0" meta:character-count="0" meta:non-whitespace-character-count="0"/>
    <meta:generator>LibreOffice/4.2.5.2$Windows_x86 LibreOffice_project/6ff819b65674ae6c83f3cbab9e4a4c2b292a7a94</meta:generator>
  </office:meta>
</office:document-meta>
</file>